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Hadasim CLM" svg:font-family="Hadasim CLM"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style:writing-mode="rl-tb" fo:margin-bottom="0.0576in"/>
    </style:style>
    <style:style style:name="T2" style:parent-style-name="DefaultParagraphFont" style:family="text">
      <style:text-properties style:font-name="Taamey Ashkenaz" style:font-name-complex="Taamey Ashkenaz" fo:font-size="8pt" style:font-size-asian="8pt"/>
    </style:style>
    <style:style style:name="T3" style:parent-style-name="DefaultParagraphFont" style:family="text">
      <style:text-properties style:font-name="Taamey Ashkenaz" style:font-name-complex="Taamey Ashkenaz" fo:font-size="8pt" style:font-size-asian="8pt"/>
    </style:style>
    <style:style style:name="T4" style:parent-style-name="DefaultParagraphFont" style:family="text">
      <style:text-properties style:font-name="Taamey Ashkenaz" style:font-name-complex="Taamey Ashkenaz" fo:font-size="8pt" style:font-size-asian="8pt"/>
    </style:style>
    <style:style style:name="T5" style:parent-style-name="DefaultParagraphFont" style:family="text">
      <style:text-properties style:font-name="Taamey Ashkenaz" style:font-name-complex="Taamey Ashkenaz" fo:font-size="8pt" style:font-size-asian="8pt"/>
    </style:style>
    <style:style style:name="T6" style:parent-style-name="DefaultParagraphFont" style:family="text">
      <style:text-properties style:font-name="Taamey Ashkenaz" style:font-name-complex="Taamey Ashkenaz" fo:font-size="8pt" style:font-size-asian="8pt"/>
    </style:style>
    <style:style style:name="T7" style:parent-style-name="DefaultParagraphFont" style:family="text">
      <style:text-properties style:font-name="Taamey Ashkenaz" style:font-name-complex="Taamey Ashkenaz" fo:font-size="8pt" style:font-size-asian="8pt"/>
    </style:style>
    <style:style style:name="T8" style:parent-style-name="DefaultParagraphFont" style:family="text">
      <style:text-properties style:font-name="Taamey Ashkenaz" style:font-name-complex="Taamey Ashkenaz" fo:font-size="8pt" style:font-size-asian="8pt"/>
    </style:style>
    <style:style style:name="T9" style:parent-style-name="DefaultParagraphFont" style:family="text">
      <style:text-properties style:font-name="Taamey Ashkenaz" style:font-name-complex="Taamey Ashkenaz" fo:font-size="8pt" style:font-size-asian="8pt"/>
    </style:style>
    <style:style style:name="T10" style:parent-style-name="DefaultParagraphFont" style:family="text">
      <style:text-properties style:font-name="Times New Roman" style:font-name-complex="Times New Roman" fo:font-size="8pt" style:font-size-asian="8pt"/>
    </style:style>
    <style:style style:name="T11" style:parent-style-name="DefaultParagraphFont" style:family="text">
      <style:text-properties style:font-name="Taamey Ashkenaz" style:font-name-complex="Taamey Ashkenaz" fo:font-size="8pt" style:font-size-asian="8pt"/>
    </style:style>
    <style:style style:name="P12" style:parent-style-name="Textbody" style:family="paragraph">
      <style:paragraph-properties style:writing-mode="rl-tb" fo:margin-bottom="0.0576in"/>
    </style:style>
    <style:style style:name="T13" style:parent-style-name="DefaultParagraphFont" style:family="text">
      <style:text-properties style:font-name="Taamey Ashkenaz" style:font-name-complex="Taamey Ashkenaz" fo:font-size="8pt" style:font-size-asian="8pt"/>
    </style:style>
    <style:style style:name="P14" style:parent-style-name="Textbody" style:family="paragraph">
      <style:paragraph-properties style:writing-mode="rl-tb" fo:margin-bottom="0.0576in"/>
    </style:style>
    <style:style style:name="T15" style:parent-style-name="DefaultParagraphFont" style:family="text">
      <style:text-properties style:font-name="Taamey Ashkenaz" style:font-name-complex="Taamey Ashkenaz" fo:font-size="8pt" style:font-size-asian="8pt"/>
    </style:style>
    <style:style style:name="T16" style:parent-style-name="DefaultParagraphFont" style:family="text">
      <style:text-properties style:font-name="Taamey Ashkenaz" style:font-name-complex="Taamey Ashkenaz" fo:font-size="8pt" style:font-size-asian="8pt"/>
    </style:style>
    <style:style style:name="T17" style:parent-style-name="DefaultParagraphFont" style:family="text">
      <style:text-properties style:font-name="Times New Roman" style:font-name-complex="Times New Roman" fo:font-size="8pt" style:font-size-asian="8pt"/>
    </style:style>
    <style:style style:name="T18" style:parent-style-name="DefaultParagraphFont" style:family="text">
      <style:text-properties style:font-name="Taamey Ashkenaz" style:font-name-complex="Taamey Ashkenaz" fo:font-size="8pt" style:font-size-asian="8pt"/>
    </style:style>
    <style:style style:name="T19" style:parent-style-name="DefaultParagraphFont" style:family="text">
      <style:text-properties style:font-name="Taamey Ashkenaz" style:font-name-complex="Taamey Ashkenaz" fo:font-size="8pt" style:font-size-asian="8pt"/>
    </style:style>
    <style:style style:name="P20" style:parent-style-name="Textbody" style:family="paragraph">
      <style:paragraph-properties style:writing-mode="rl-tb" fo:margin-bottom="0.0576in"/>
    </style:style>
    <style:style style:name="T21" style:parent-style-name="DefaultParagraphFont" style:family="text">
      <style:text-properties style:font-name="Taamey Ashkenaz" style:font-name-complex="Taamey Ashkenaz" fo:font-size="8pt" style:font-size-asian="8pt"/>
    </style:style>
    <style:style style:name="T22" style:parent-style-name="DefaultParagraphFont" style:family="text">
      <style:text-properties style:font-name="Taamey Ashkenaz" style:font-name-complex="Taamey Ashkenaz" fo:font-size="8pt" style:font-size-asian="8pt"/>
    </style:style>
    <style:style style:name="T23" style:parent-style-name="DefaultParagraphFont" style:family="text">
      <style:text-properties style:font-name="Taamey Ashkenaz" style:font-name-complex="Taamey Ashkenaz" fo:font-size="8pt" style:font-size-asian="8pt"/>
    </style:style>
    <style:style style:name="T24" style:parent-style-name="DefaultParagraphFont" style:family="text">
      <style:text-properties style:font-name="Taamey Ashkenaz" style:font-name-complex="Taamey Ashkenaz" fo:font-size="8pt" style:font-size-asian="8pt"/>
    </style:style>
    <style:style style:name="T25" style:parent-style-name="DefaultParagraphFont" style:family="text">
      <style:text-properties style:font-name="Taamey Ashkenaz" style:font-name-complex="Taamey Ashkenaz" fo:font-size="8pt" style:font-size-asian="8pt"/>
    </style:style>
    <style:style style:name="T26" style:parent-style-name="DefaultParagraphFont" style:family="text">
      <style:text-properties style:font-name="Taamey Ashkenaz" style:font-name-complex="Taamey Ashkenaz" fo:font-size="8pt" style:font-size-asian="8pt"/>
    </style:style>
    <style:style style:name="T27" style:parent-style-name="DefaultParagraphFont" style:family="text">
      <style:text-properties style:font-name="Taamey Ashkenaz" style:font-name-complex="Taamey Ashkenaz" fo:font-size="8pt" style:font-size-asian="8pt"/>
    </style:style>
    <style:style style:name="T28" style:parent-style-name="DefaultParagraphFont" style:family="text">
      <style:text-properties style:font-name="Taamey Ashkenaz" style:font-name-complex="Taamey Ashkenaz" fo:font-size="8pt" style:font-size-asian="8pt"/>
    </style:style>
    <style:style style:name="T29" style:parent-style-name="DefaultParagraphFont" style:family="text">
      <style:text-properties style:font-name="Taamey Ashkenaz" style:font-name-complex="Taamey Ashkenaz" fo:font-size="8pt" style:font-size-asian="8pt"/>
    </style:style>
    <style:style style:name="P30" style:parent-style-name="Textbody" style:family="paragraph">
      <style:paragraph-properties style:writing-mode="rl-tb" fo:margin-bottom="0.0576in"/>
    </style:style>
    <style:style style:name="T31" style:parent-style-name="DefaultParagraphFont" style:family="text">
      <style:text-properties style:font-name="Taamey Ashkenaz" style:font-name-complex="Taamey Ashkenaz" fo:font-size="8pt" style:font-size-asian="8pt"/>
    </style:style>
    <style:style style:name="P32" style:parent-style-name="Textbody" style:family="paragraph">
      <style:paragraph-properties style:writing-mode="rl-tb" fo:margin-bottom="0.0576in"/>
    </style:style>
    <style:style style:name="T33" style:parent-style-name="DefaultParagraphFont" style:family="text">
      <style:text-properties style:font-name="Taamey Ashkenaz" style:font-name-complex="Taamey Ashkenaz" fo:font-size="8pt" style:font-size-asian="8pt"/>
    </style:style>
    <style:style style:name="P34" style:parent-style-name="Textbody" style:family="paragraph">
      <style:paragraph-properties style:writing-mode="rl-tb" fo:margin-bottom="0.0576in"/>
    </style:style>
    <style:style style:name="T35" style:parent-style-name="DefaultParagraphFont" style:family="text">
      <style:text-properties style:font-name="Taamey Ashkenaz" style:font-name-complex="Taamey Ashkenaz" fo:font-size="8pt" style:font-size-asian="8pt"/>
    </style:style>
    <style:style style:name="P36" style:parent-style-name="Textbody" style:family="paragraph">
      <style:paragraph-properties style:writing-mode="rl-tb" fo:margin-bottom="0.0576in"/>
    </style:style>
    <style:style style:name="T37" style:parent-style-name="DefaultParagraphFont" style:family="text">
      <style:text-properties style:font-name="Taamey Ashkenaz" style:font-name-complex="Taamey Ashkenaz" fo:font-size="8pt" style:font-size-asian="8pt"/>
    </style:style>
    <style:style style:name="T38" style:parent-style-name="DefaultParagraphFont" style:family="text">
      <style:text-properties style:font-name="Taamey Ashkenaz" style:font-name-complex="Taamey Ashkenaz" fo:font-size="8pt" style:font-size-asian="8pt"/>
    </style:style>
    <style:style style:name="T39" style:parent-style-name="DefaultParagraphFont" style:family="text">
      <style:text-properties style:font-name="Taamey Ashkenaz" style:font-name-complex="Taamey Ashkenaz" fo:font-size="8pt" style:font-size-asian="8pt"/>
    </style:style>
    <style:style style:name="T40" style:parent-style-name="DefaultParagraphFont" style:family="text">
      <style:text-properties style:font-name="Taamey Ashkenaz" style:font-name-complex="Taamey Ashkenaz" fo:font-size="8pt" style:font-size-asian="8pt"/>
    </style:style>
    <style:style style:name="T41" style:parent-style-name="DefaultParagraphFont" style:family="text">
      <style:text-properties style:font-name="Taamey Ashkenaz" style:font-name-complex="Taamey Ashkenaz" fo:font-size="8pt" style:font-size-asian="8pt"/>
    </style:style>
    <style:style style:name="T42" style:parent-style-name="DefaultParagraphFont" style:family="text">
      <style:text-properties style:font-name="Times New Roman" style:font-name-complex="Times New Roman" fo:font-size="8pt" style:font-size-asian="8pt"/>
    </style:style>
    <style:style style:name="T43" style:parent-style-name="DefaultParagraphFont" style:family="text">
      <style:text-properties style:font-name="Taamey Ashkenaz" style:font-name-complex="Taamey Ashkenaz" fo:font-size="8pt" style:font-size-asian="8pt"/>
    </style:style>
    <style:style style:name="P44" style:parent-style-name="Textbody" style:family="paragraph">
      <style:paragraph-properties style:writing-mode="rl-tb" fo:margin-bottom="0.0576in"/>
    </style:style>
    <style:style style:name="T45" style:parent-style-name="DefaultParagraphFont" style:family="text">
      <style:text-properties style:font-name="Taamey Ashkenaz" style:font-name-complex="Taamey Ashkenaz" fo:font-size="8pt" style:font-size-asian="8pt"/>
    </style:style>
    <style:style style:name="P46" style:parent-style-name="Textbody" style:family="paragraph">
      <style:paragraph-properties style:writing-mode="rl-tb" fo:margin-bottom="0.0576in"/>
    </style:style>
    <style:style style:name="T47" style:parent-style-name="DefaultParagraphFont" style:family="text">
      <style:text-properties style:font-name="Taamey Ashkenaz" style:font-name-complex="Taamey Ashkenaz" fo:font-size="8pt" style:font-size-asian="8pt"/>
    </style:style>
    <style:style style:name="T48" style:parent-style-name="DefaultParagraphFont" style:family="text">
      <style:text-properties style:font-name="Taamey Ashkenaz" style:font-name-complex="Taamey Ashkenaz" fo:font-size="8pt" style:font-size-asian="8pt"/>
    </style:style>
    <style:style style:name="P49" style:parent-style-name="Textbody" style:family="paragraph">
      <style:paragraph-properties style:writing-mode="rl-tb" fo:margin-bottom="0.0576in"/>
      <style:text-properties style:font-name="Taamey Ashkenaz" style:font-name-complex="Taamey Ashkenaz" fo:font-size="8pt" style:font-size-asian="8pt"/>
    </style:style>
    <style:style style:name="P50" style:parent-style-name="Textbody" style:family="paragraph">
      <style:paragraph-properties style:writing-mode="rl-tb" fo:margin-bottom="0.0576in"/>
    </style:style>
    <style:style style:name="T51" style:parent-style-name="DefaultParagraphFont" style:family="text">
      <style:text-properties style:font-name="Taamey Ashkenaz" style:font-name-complex="Taamey Ashkenaz" fo:font-size="8pt" style:font-size-asian="8pt"/>
    </style:style>
    <style:style style:name="T52" style:parent-style-name="DefaultParagraphFont" style:family="text">
      <style:text-properties style:font-name="Taamey Ashkenaz" style:font-name-complex="Taamey Ashkenaz" fo:font-size="8pt" style:font-size-asian="8pt"/>
    </style:style>
    <style:style style:name="T53" style:parent-style-name="DefaultParagraphFont" style:family="text">
      <style:text-properties style:font-name="Times New Roman" style:font-name-complex="Times New Roman" fo:font-size="8pt" style:font-size-asian="8pt"/>
    </style:style>
    <style:style style:name="T54" style:parent-style-name="DefaultParagraphFont" style:family="text">
      <style:text-properties style:font-name="Taamey Ashkenaz" style:font-name-complex="Taamey Ashkenaz" fo:font-size="8pt" style:font-size-asian="8pt"/>
    </style:style>
    <style:style style:name="T55" style:parent-style-name="DefaultParagraphFont" style:family="text">
      <style:text-properties style:font-name="Taamey Ashkenaz" style:font-name-complex="Taamey Ashkenaz" fo:font-size="8pt" style:font-size-asian="8pt"/>
    </style:style>
    <style:style style:name="T56" style:parent-style-name="DefaultParagraphFont" style:family="text">
      <style:text-properties style:font-name="Times New Roman" style:font-name-complex="Times New Roman" fo:font-size="8pt" style:font-size-asian="8pt"/>
    </style:style>
    <style:style style:name="T57" style:parent-style-name="DefaultParagraphFont" style:family="text">
      <style:text-properties style:font-name="Taamey Ashkenaz" style:font-name-complex="Taamey Ashkenaz" fo:font-size="8pt" style:font-size-asian="8pt"/>
    </style:style>
    <style:style style:name="T58" style:parent-style-name="DefaultParagraphFont" style:family="text">
      <style:text-properties style:font-name="Taamey Ashkenaz" style:font-name-complex="Taamey Ashkenaz" fo:font-size="8pt" style:font-size-asian="8pt"/>
    </style:style>
    <style:style style:name="T59" style:parent-style-name="DefaultParagraphFont" style:family="text">
      <style:text-properties style:font-name="Taamey Ashkenaz" style:font-name-complex="Taamey Ashkenaz" fo:font-size="8pt" style:font-size-asian="8pt"/>
    </style:style>
    <style:style style:name="P60" style:parent-style-name="Textbody" style:family="paragraph">
      <style:paragraph-properties fo:break-before="column" style:writing-mode="rl-tb" fo:margin-bottom="0.0576in"/>
    </style:style>
    <style:style style:name="T61" style:parent-style-name="DefaultParagraphFont" style:family="text">
      <style:text-properties style:font-name="Taamey Ashkenaz" style:font-name-complex="Hadasim CLM" fo:font-size="7.5pt" style:font-size-asian="7.5pt" style:font-size-complex="7.5pt"/>
    </style:style>
    <style:style style:name="T62" style:parent-style-name="DefaultParagraphFont" style:family="text">
      <style:text-properties style:font-name="Taamey Ashkenaz" style:font-name-complex="Hadasim CLM" fo:font-size="7.5pt" style:font-size-asian="7.5pt" style:font-size-complex="7.5pt"/>
    </style:style>
    <style:style style:name="T63" style:parent-style-name="DefaultParagraphFont" style:family="text">
      <style:text-properties style:font-name="Taamey Ashkenaz" style:font-name-complex="Hadasim CLM" fo:font-size="7.5pt" style:font-size-asian="7.5pt" style:font-size-complex="7.5pt"/>
    </style:style>
    <style:style style:name="T64" style:parent-style-name="DefaultParagraphFont" style:family="text">
      <style:text-properties style:font-name="Times New Roman" style:font-name-complex="Times New Roman" fo:font-size="7.5pt" style:font-size-asian="7.5pt" style:font-size-complex="7.5pt"/>
    </style:style>
    <style:style style:name="T65" style:parent-style-name="DefaultParagraphFont" style:family="text">
      <style:text-properties style:font-name="Taamey Ashkenaz" style:font-name-complex="Hadasim CLM" fo:font-size="7.5pt" style:font-size-asian="7.5pt" style:font-size-complex="7.5pt"/>
    </style:style>
    <style:style style:name="P66" style:parent-style-name="Textbody" style:family="paragraph">
      <style:paragraph-properties style:writing-mode="rl-tb" fo:margin-bottom="0.0576in"/>
    </style:style>
    <style:style style:name="T67" style:parent-style-name="DefaultParagraphFont" style:family="text">
      <style:text-properties style:font-name="Taamey Ashkenaz" style:font-name-complex="Hadasim CLM" fo:font-size="7.5pt" style:font-size-asian="7.5pt" style:font-size-complex="7.5pt"/>
    </style:style>
    <style:style style:name="P68" style:parent-style-name="Textbody" style:family="paragraph">
      <style:paragraph-properties style:writing-mode="rl-tb" fo:margin-bottom="0.0576in"/>
    </style:style>
    <style:style style:name="T69" style:parent-style-name="DefaultParagraphFont" style:family="text">
      <style:text-properties style:font-name="Taamey Ashkenaz" style:font-name-complex="Hadasim CLM" fo:font-size="7.5pt" style:font-size-asian="7.5pt" style:font-size-complex="7.5pt"/>
    </style:style>
    <style:style style:name="T70" style:parent-style-name="DefaultParagraphFont" style:family="text">
      <style:text-properties style:font-name="Times New Roman" style:font-name-complex="Times New Roman" fo:font-size="7.5pt" style:font-size-asian="7.5pt" style:font-size-complex="7.5pt"/>
    </style:style>
    <style:style style:name="T71" style:parent-style-name="DefaultParagraphFont" style:family="text">
      <style:text-properties style:font-name="Taamey Ashkenaz" style:font-name-complex="Hadasim CLM" fo:font-size="7.5pt" style:font-size-asian="7.5pt" style:font-size-complex="7.5pt"/>
    </style:style>
    <style:style style:name="P72" style:parent-style-name="Textbody" style:family="paragraph">
      <style:paragraph-properties style:writing-mode="rl-tb" fo:margin-bottom="0.0576in"/>
    </style:style>
    <style:style style:name="T73" style:parent-style-name="DefaultParagraphFont" style:family="text">
      <style:text-properties style:font-name="Taamey Ashkenaz" style:font-name-complex="Hadasim CLM" fo:font-size="7.5pt" style:font-size-asian="7.5pt" style:font-size-complex="7.5pt"/>
    </style:style>
    <style:style style:name="T74" style:parent-style-name="DefaultParagraphFont" style:family="text">
      <style:text-properties style:font-name="Taamey Ashkenaz" style:font-name-complex="Hadasim CLM" fo:font-size="7.5pt" style:font-size-asian="7.5pt" style:font-size-complex="7.5pt"/>
    </style:style>
    <style:style style:name="T75" style:parent-style-name="DefaultParagraphFont" style:family="text">
      <style:text-properties style:font-name="Taamey Ashkenaz" style:font-name-complex="Hadasim CLM" fo:font-size="7.5pt" style:font-size-asian="7.5pt" style:font-size-complex="7.5pt"/>
    </style:style>
    <style:style style:name="P76" style:parent-style-name="Textbody" style:family="paragraph">
      <style:paragraph-properties style:writing-mode="rl-tb" fo:margin-bottom="0.0576in"/>
    </style:style>
    <style:style style:name="T77" style:parent-style-name="DefaultParagraphFont" style:family="text">
      <style:text-properties style:font-name="Taamey Ashkenaz" style:font-name-complex="Hadasim CLM" fo:font-size="7.5pt" style:font-size-asian="7.5pt" style:font-size-complex="7.5pt"/>
    </style:style>
    <style:style style:name="P78" style:parent-style-name="Textbody" style:family="paragraph">
      <style:paragraph-properties style:writing-mode="rl-tb" fo:margin-bottom="0.0576in"/>
    </style:style>
    <style:style style:name="T79" style:parent-style-name="DefaultParagraphFont" style:family="text">
      <style:text-properties style:font-name="Taamey Ashkenaz" style:font-name-complex="Hadasim CLM" fo:font-size="7.5pt" style:font-size-asian="7.5pt" style:font-size-complex="7.5pt"/>
    </style:style>
    <style:style style:name="P80" style:parent-style-name="Textbody" style:family="paragraph">
      <style:paragraph-properties style:writing-mode="rl-tb" fo:margin-bottom="0.0576in"/>
    </style:style>
    <style:style style:name="T81" style:parent-style-name="DefaultParagraphFont" style:family="text">
      <style:text-properties style:font-name="Taamey Ashkenaz" style:font-name-complex="Hadasim CLM" fo:font-size="7.5pt" style:font-size-asian="7.5pt" style:font-size-complex="7.5pt"/>
    </style:style>
    <style:style style:name="P82" style:parent-style-name="Textbody" style:family="paragraph">
      <style:paragraph-properties style:writing-mode="rl-tb" fo:margin-bottom="0.0576in"/>
    </style:style>
    <style:style style:name="T83" style:parent-style-name="DefaultParagraphFont" style:family="text">
      <style:text-properties style:font-name="Taamey Ashkenaz" style:font-name-complex="Hadasim CLM" fo:font-size="7.5pt" style:font-size-asian="7.5pt" style:font-size-complex="7.5pt"/>
    </style:style>
    <style:style style:name="T84" style:parent-style-name="DefaultParagraphFont" style:family="text">
      <style:text-properties style:font-name="Times New Roman" style:font-name-complex="Times New Roman" fo:font-size="7.5pt" style:font-size-asian="7.5pt" style:font-size-complex="7.5pt"/>
    </style:style>
    <style:style style:name="T85" style:parent-style-name="DefaultParagraphFont" style:family="text">
      <style:text-properties style:font-name="Taamey Ashkenaz" style:font-name-complex="Hadasim CLM" fo:font-size="7.5pt" style:font-size-asian="7.5pt" style:font-size-complex="7.5pt"/>
    </style:style>
    <style:style style:name="P86" style:parent-style-name="Textbody" style:family="paragraph">
      <style:paragraph-properties style:writing-mode="rl-tb" fo:margin-bottom="0.0576in"/>
    </style:style>
    <style:style style:name="T87" style:parent-style-name="DefaultParagraphFont" style:family="text">
      <style:text-properties style:font-name="Taamey Ashkenaz" style:font-name-complex="Hadasim CLM" fo:font-size="7.5pt" style:font-size-asian="7.5pt" style:font-size-complex="7.5pt"/>
    </style:style>
    <style:style style:name="P88" style:parent-style-name="Textbody" style:family="paragraph">
      <style:paragraph-properties style:writing-mode="rl-tb" fo:margin-bottom="0.0576in"/>
    </style:style>
    <style:style style:name="T89" style:parent-style-name="DefaultParagraphFont" style:family="text">
      <style:text-properties style:font-name="Taamey Ashkenaz" style:font-name-complex="Hadasim CLM" fo:font-size="7.5pt" style:font-size-asian="7.5pt" style:font-size-complex="7.5pt"/>
    </style:style>
    <style:style style:name="P90" style:parent-style-name="Textbody" style:family="paragraph">
      <style:paragraph-properties style:writing-mode="rl-tb" fo:margin-bottom="0.0576in"/>
      <style:text-properties style:font-name="Taamey Ashkenaz" style:font-name-complex="Hadasim CLM" fo:font-size="7.5pt" style:font-size-asian="7.5pt" style:font-size-complex="7.5pt"/>
    </style:style>
    <style:style style:name="P91" style:parent-style-name="Textbody" style:family="paragraph">
      <style:paragraph-properties style:writing-mode="rl-tb" fo:margin-bottom="0.0576in"/>
    </style:style>
    <style:style style:name="T92" style:parent-style-name="DefaultParagraphFont" style:family="text">
      <style:text-properties style:font-name="Taamey Ashkenaz" style:font-name-complex="Hadasim CLM" fo:font-size="7.5pt" style:font-size-asian="7.5pt" style:font-size-complex="7.5pt"/>
    </style:style>
    <style:style style:name="T93" style:parent-style-name="DefaultParagraphFont" style:family="text">
      <style:text-properties style:font-name="Times New Roman" style:font-name-complex="Times New Roman" fo:font-size="7.5pt" style:font-size-asian="7.5pt" style:font-size-complex="7.5pt"/>
    </style:style>
    <style:style style:name="T94" style:parent-style-name="DefaultParagraphFont" style:family="text">
      <style:text-properties style:font-name="Taamey Ashkenaz" style:font-name-complex="Hadasim CLM" fo:font-size="7.5pt" style:font-size-asian="7.5pt" style:font-size-complex="7.5pt"/>
    </style:style>
    <style:style style:name="T95" style:parent-style-name="DefaultParagraphFont" style:family="text">
      <style:text-properties style:font-name="Times New Roman" style:font-name-complex="Times New Roman" fo:font-size="7.5pt" style:font-size-asian="7.5pt" style:font-size-complex="7.5pt"/>
    </style:style>
    <style:style style:name="T96" style:parent-style-name="DefaultParagraphFont" style:family="text">
      <style:text-properties style:font-name="Taamey Ashkenaz" style:font-name-complex="Hadasim CLM" fo:font-size="7.5pt" style:font-size-asian="7.5pt" style:font-size-complex="7.5pt"/>
    </style:style>
    <style:style style:name="P97" style:parent-style-name="Textbody" style:family="paragraph">
      <style:paragraph-properties fo:text-align="start" style:writing-mode="rl-tb" fo:margin-bottom="0.0576in"/>
      <style:text-properties style:font-name-complex="Hadasim CLM" fo:font-size="6pt" style:font-size-asian="6pt" style:font-size-complex="6pt"/>
    </style:style>
  </office:automatic-styles>
  <office:body>
    <office:text text:use-soft-page-breaks="true">
      <text:p text:style-name="P1"><text:span text:style-name="T2">מְעָרַת מִיסֶלְיָה (</text:span><text:span text:style-name="T3">Misliya</text:span><text:span text:style-name="T4">; נִקְרֵאת גַּם מִיסִילְיָה; שָׁם עַרְבִי מֵהָעֵת הַחֲדָשָׁה) הִיא אֲתָר אַרְכֵאוֹלוֹגִי-פְּרֵהִיסְטוֹרִי בְּמַעֲרַב הַכַּרְמֶל, אֲשֶׁר נֶחְקַר<text:s/></text:span><text:span text:style-name="T5">בְּשִׁיטָתִיּוּת הֵחֵל מִשְּׁנַת 2001. הָאֲתָר כּוֹלֵל מְעָרָה גְּדוֹלָה שֶׁתִּקְרָתָהּ קָרְסָה בְּכַמָּה שְׁלַבִּים בֶּעָבָר, וְכַיּוֹם נִרְאֵית כְּמַחֲסֶה-סֶלַע (אַנ'). בָּאֲתָר נֶחְשְׂפוּ שְׁכָבוֹת אַרְכֵאוֹלוֹגִיּוֹת מִסּוֹף הַתְּקוּפָה הַפָּלֵאוֹלִיתִ</text:span><text:span text:style-name="T6">ית הַתַּחְתּוֹנָה (הַתַּרְבּוּת הֵאָשְׁלוּ-יַבְּרוּדִית) וּמִתְּחִלַּת הַתְּקוּפָה הַפָּלֵאוֹלִיתִית הַתִּיכוֹנָה (הַשָּׁלָב הַקָּדוּם שֶׁל הַתַּרְבּוּת הַמּוֹסְטָרִית)[1]. הַמִּמְצָא הָאַרְכֵאוֹלוֹגִי בַּמְּעָרָה כּוֹלֵל שֶׁפַע כְּלֵי אֶבֶן מְסֻתָּתִים מָ</text:span><text:span text:style-name="T7">צוֹר, עַצְמוֹת בַּעֲלֵי חַיִּים וּשְׂרִידֵי מְדוּרוֹת. מִמְצָא זֶה שׁוֹפֵךְ אוֹר עַל הַטֶּכְנוֹלוֹגְיָה, הַמִּחְיָה וְהַהִתְנַהֲגוּת הָאֱנוֹשִׁית בְּפֶרֶק הַזְּמַן שֶׁבֵּין כִּ-300 אֶלֶף עַד 150 אֶלֶף שָׁנִים לִפְנֵי זְמַנֵּנוּ, שֶׁבּוֹ, לְפִי אַחַת הַהַשׁ</text:span><text:span text:style-name="T8">ְעָרוֹת, הִתְפַּתְּחוּ לָרִאשׁוֹנָה בְּנֵי אָדָם מוֹדֶרְנִיִּים מַבְחִינָה אָנָטוֹמִית וְהִתְקַיְּמוּ לְצַד מִינֵי אָדָם אַרְכָאִיִּים[2]. בִּמְעָרָה הִתְגַּלְּתָה לֶסֶת עֶלְיוֹנָה בַּת 177 אֶלֶף שָׁנָה לְפָחוֹת, שֶׁזֹּהֲתָה כְּשַׁיֶּכֶת לְאָדָם מוֹדֶרְנִי</text:span><text:span text:style-name="T9"><text:s/></text:span><text:span text:style-name="T10">–</text:span><text:span text:style-name="T11"><text:s/>הַקָּדוּם בָּעוֹלָם מִחוּץ לְאַפְרִיקָה[3].</text:span></text:p>
      <text:p text:style-name="P12"><text:span text:style-name="T13">תֹּכֶן עִנְיָנִים</text:span></text:p>
      <text:p text:style-name="P14"><text:span text:style-name="T15">הַמְּעָרָה נִמְצֵאת בַּמָּצוֹק מְגָדִים, הַמָּצוֹק הַמַּעֲרָבִי שֶׁל הַכַּרְמֶל, כִּ-500 מֶטֶר דְּרוֹמִית לְמוֹצָא נַחַל סְפוּנִים אֶל מִישׁוֹר הַחוֹף, בְּרוֹם שֶׁל כְּ-90 מֶטְרִים מֵעַל פְּנ</text:span><text:span text:style-name="T16">ֵי הַיָּם, בִּנְקֻדָּה שֶׁבָּהּ הַמִּדְרוֹן הוֹפֵךְ לִמְצוּק אֲנָכִי. מְעָרַת מִיסֶלְיָה נִמְצֵאת כְּ-12 ק"מ דְּרוֹמִית לְחֵיפָה וּכְ-7 ק"מ צְפוֹנִית לָאֲתָרִים הַפְּרֵהִיסְטוֹרִיִּים בְּנַחַל מְעָרוֹת<text:s/></text:span><text:span text:style-name="T17">–</text:span><text:span text:style-name="T18"><text:s/>מְעָרַת תַּנּוּר, מְעָרַת גָּמָל, מְעָרַת הַנַּחַל ו</text:span><text:span text:style-name="T19">ּמְעָרַת הַגְּדִי. בִּשְׁנֵי הָאֲתָרִים הָרִאשׁוֹנִים קַיָּמוֹת שְׁכָבוֹת הַמַּקְבִּילוֹת תַּרְבּוּתִית וּכְרוֹנוֹלוֹגִית לִמְעָרַת מִיסֶלְיָה.</text:span></text:p>
      <text:p text:style-name="P20"><text:span text:style-name="T21">הַמְּעָרָה נִמְצֵאת כַּיּוֹם בְּאֵזוֹר בַּעַל אַקְלִים יָם תִּיכוֹנִי. שְׂרִידֵי בַּעֲלֵי חַיִּים וּצְמָחִים שֶׁ</text:span><text:span text:style-name="T22">הֻרְבְּדוּ בָּאֲתָר[4] מְעִידִים שֶׁסְּבִיבַת הַכַּרְמֶל וּמִישׁוֹר הַחוֹף בִּתְקוּפוֹת שֶׁבָּהֶן הָאֲתָר הָיָה מְיֻשָּׁב, הָיְתָה מֻרְכֶּבֶת מִפְּסֵיפַס יָם-תִּיכוֹנִי אָפְיָנִי שֶׁל חֹרֶשׁ וּשְׁטָחִים פְּתוּחִים. עַצְמוֹת מְכַרְסְמִים רַבּוֹת שֶׁנִּמְצְא</text:span><text:span text:style-name="T23">וּ בַּשְּׁכָבוֹת הָאַרְכֵאוֹלוֹגִיּוֹת הִגִּיעוּ לְשָׁם כִּשְׂרִידֵי צְנֵפוֹת שֶׁל דּוֹרְסֵי לַיְלָה וּמְהַוִּים סַמָּן שֶׁל הַסְּבִיבָה הַקְּדוּמָה. בֵּין הַסּוּגִים שֶׁזֹּהוּ מְרֻבֶּה בִּמְיֻחָד נַבְרַן הַשָּׂדוֹת וּלְאַחֲרָיו יַעֲרוּן, מֶרְיוֹן וְעַכְבּ</text:span><text:span text:style-name="T24">ָר. כְּמוֹ כֵן מוֹפִיעִים סוּגִים שֶׁאֵינָם קַיָּמִים כַּיּוֹם בָּאֵזוֹר, בָּהֶם בּוֹלֵט נַבְרַן הָעַרְבוּת (אַנ') (</text:span><text:span text:style-name="T25">Ellobius</text:span><text:span text:style-name="T26">) שֶׁנִּכְחָד מִיִּשְׂרָאֵל בְּאֶמְצַע הַתְּקוּפָה הַפָּלֵאוֹלִיתִית הַתִּיכוֹנָה[5]. תּוֹשָׁבֵי מְעָרַת מִיסֶלְיָה נֶהֱנוּ מִגִּישׁ</text:span><text:span text:style-name="T27">ָה נוֹחָה לְבָמַת הָהָר הַמְּיֹעֶרֶת, וּבְנוֹסָף יָכְלוּ לְנַצֵּל אֶת מִישׁוֹר הַחוֹף, שֶׁרָחְבּוֹ הִשְׁתַּנָּה מִסְפַּר פְּעָמִים בְּמֶשֶׁךְ זְמַן הַיִּשּׁוּב בִּמְעָרָה, בְּהֶתְאֵם לְמַחֲזוֹר תְּקוּפוֹת הַקֶּרַח וְהַתְּקוּפוֹת הַבֵּין-קַרְחוֹנִיּוֹת שֶׁה</text:span><text:span text:style-name="T28">ִשְׁפִּיעַ עַל גֹּבַהּ פְּנֵי הַיָּם. מִפְלַס הַיָּם הָיָה דּוֹמֶה לְמִפְלָסוֹ כַּיּוֹם אוֹ נָמוּךְ בְּכַמָּה עֶשְׂרוֹת מֶטְרִים, וּבְהֶתְאֵם לְכָךְ רָחְבּוֹ שֶׁל מִישׁוֹר חוֹף הַכַּרְמֶל מֵהַמָּצוֹק וְעַד קַו הַיָּם נָע בֵּין כְּקִילוֹמֶטֶר וָחֵצִי, כְּרָ</text:span><text:span text:style-name="T29">חְבּוֹ הַיּוֹם, לְהִתְרַחֲבוּת שֶׁל מִסְפַּר קִילוֹמֶטְרִים נוֹסָפִים מַעֲרָבָה[6][7].</text:span></text:p>
      <text:p text:style-name="P30"><text:span text:style-name="T31">תּוֹלְדוֹת הַמֶּחְקָר</text:span></text:p>
      <text:p text:style-name="P32"><text:span text:style-name="T33">פְּרוֹפ' מִינָה עֶבְרוֹן בְּמַהֲלַךְ חֲפִירוֹת בִּמְעָרַת מִיסֶלְיָה בְּ-2002</text:span></text:p>
      <text:p text:style-name="P34"><text:span text:style-name="T35">פרפ' יִשְׂרָאֵל הֶרְשְׁקוֹבִיץ</text:span></text:p>
      <text:p text:style-name="P36"><text:span text:style-name="T37">הָאֲתָר הִתְגַּלָּה בִּשְׁנַת 1925 עַל</text:span><text:span text:style-name="T38"><text:s/>יְדֵי פְרִיץ בְּרוֹצָן (גָּר'), וְנִסְקַר מֵאָז מִסְפַּר פְּעָמִים עַל יְדֵי אַבְרָהָם רוֹנֵן, יַעֲקֹב עוֹלָמִי, מִינָה עֶבְרוֹן וְדָנִיאֵל קָאוּפְמָן[8]. בַּסְּקָרִים נִלְקְטוּ כְּלֵי צוּר מוֹסְטָרִיִּים וְאֶשְׁלַו-יִבְרוֹדִיִּים וְכֵן עֲצָמוֹת בַּעֲלֵי-</text:span><text:span text:style-name="T39">פְּרָסוֹת. חֵלֶק מֵהַמִּמְצָאִים הָיוּ מְלֻכָּדִים בְּתוֹךְ גּוּשֵׁי בַּרְקַצְיָה (אַדְמַת מְעָרוֹת שֶׁהִתְקַשְּׁתָה). בְּדִיקָה גֵּאוֹפִיזִית הִצְבִּיעָה עַל קִיּוּם שִׁכְבָה אַרְכֵאוֹלוֹגִית בְּעֹבִי נִכָּר בָּאֲתָר[9]. בְּעִקְבוֹת תּוֹצְאוֹת הַסֶּקֶר הַ</text:span><text:span text:style-name="T40">גֵּאוֹפִיזִי, וּלְאוֹר כַּמּוּת הַמִּמְצָאִים הַגְּדוֹלָה שֶׁנִּלְקְטָה בַּסְּקָרִים, בִּכְלַל זֶה מִמְצָאִים מִשְּׁתֵּי תַּרְבּוּיוֹת וַעֲצָמוֹת בְּמַצַּב שִׁמּוּר טוֹב, הֵחֵל צֶוֶת רַב-תְּחוּמֵי בְּרָאשׁוּת מִינָה עֶבְרוֹן וְיִשְׂרָאֵל הֶרְשְׁקוֹבִיץ לַח</text:span><text:span text:style-name="T41">ְפֹּר בָּאֲתָר בְּשִׁיטָתִיּוּת. הַחֲפִירָה הִתְבַּצְּעָה בַּשָּׁנִים 2001</text:span><text:span text:style-name="T42">–</text:span><text:span text:style-name="T43">2010 מִטַּעַם הַמָּכוֹן לְאַרְכֵאוֹלוֹגְיָה ע"ש זַיְנְמָן בְּאוּנִיבֶרְסִיטַת חֵיפָה, וּבְמִמּוּן קֶרֶן דָּן דָּוִד וְקַרְנוֹת מֶחְקָר נוֹסָפוֹת.</text:span></text:p>
      <text:p text:style-name="P44"><text:span text:style-name="T45">תְּקוּפוֹת וְתַרְבּוּיוֹת</text:span></text:p>
      <text:p text:style-name="P46"><text:span text:style-name="T47">מַבָּט עַ</text:span><text:span text:style-name="T48">ל שְׁלוֹשׁ הַמַּדְרֵגוֹת שֶׁל מְעָרַת מִיסֶלְיָה. בַּמַּדְרֵגָה הָעֶלְיוֹנָה נִרְאִים כְּלִי צוּר מוֹסְטָרִיִּים, וּבַמַּדְרֵגָה הַתַּחְתּוֹנָה - כְּלִי צוּר אֶשְׁלַו-יברודיים.</text:span></text:p>
      <text:p text:style-name="P49"/>
      <text:p text:style-name="P50"><text:span text:style-name="T51">הַמְּעָרָה הַהֲרוּסָה מֻרְכֶּבֶת מִשְּׁלוֹשׁ "מַדְרֵגוֹת" (טֵרָסוֹת טִבְעִיּוֹ</text:span><text:span text:style-name="T52">ת)<text:s/></text:span><text:span text:style-name="T53">–</text:span><text:span text:style-name="T54"><text:s/>עֶלְיוֹנָה, תִּיכוֹנָה וְתַחְתּוֹנָה. כַּיּוֹם רַק חֶצְיָהּ הַמִּזְרָחִי שֶׁל הַמַּדְרֵגָה הָעֶלְיוֹנָה מְקוֹרָהּ. תִּקְרַת הַמְּעָרָה קָרְסָה בִּזְמַנִּים קְדוּמִים בְּשׁוּרָה שֶׁל הִתְמוֹטְטוּיוֹת; כְּכָל הַנִּרְאֶה הָאֵזוֹר הַמַּעֲרָבִי יוֹתֵר (מֵע</text:span><text:span text:style-name="T55">ַל הַמַּדְרֵגָה הַתַּחְתּוֹנָה) קָרַס וְנֶחְשַׂף רִאשׁוֹן, וְהַהִתְמוֹטְטוּת הַמַּסִּיבִית הַמְּאֻחֶרֶת בְּיוֹתֵר קָדְמָה לָרֹב הַיִּשּׁוּב בַּמַּדְרֵגָה הָעֶלְיוֹנָה. שְׁלוֹשׁ הַמַּדְרֵגוֹת מְכֻסּוֹת בְּשִׁכְבַת בַּרְקַצְיָה עָבָה (2</text:span><text:span text:style-name="T56">–</text:span><text:span text:style-name="T57">4 מֶטְרִים) הַנּוֹשֵׂ</text:span><text:span text:style-name="T58">את מִמְצָאִים פְּרֵהִיסְטוֹרִיִּים. בְּמֶרְכַּז הַמַּדְרֵגָה הָעֶלְיוֹנָה קַיָּם אֵזוֹר שֶׁל אֲדָמָה "רַכָּה". הַשֶּׁטַח הַ"רַךְ" הוּא מוֹקֵד הַחֲפִירָה, וְנֶחְפַּר בּוֹ שֶׁטַח שֶׁל כְּ-20 מ"ר לְעֹמֶק מְרַבִּי שֶׁל כִּשְׁנֵי מֶטְרִים. חֲתָכֵי בְּדִיקָה נוֹ</text:span><text:span text:style-name="T59">סָפִים נֶחְפְּרוּ בְּבַרְקַצְיָה בְּכָל רַחֲבֵי הָאֶתֶר[1].</text:span></text:p>
      <text:p text:style-name="P60"><text:span text:style-name="T61">מְעָרַת מִיסֶלְיָה (</text:span><text:span text:style-name="T62">Misliya</text:span><text:span text:style-name="T63">; נִקְרֵאת גַּם מִיסִילְיָה; שָׁם עַרְבִי מֵהָעֵת הַחֲדָשָׁה) הִיא אֲתָר אַרְכֵאוֹלוֹגִי-פְּרֵהִיסְטוֹרִי בְּמַעֲרַב הַכַּרְמֶל, אֲשֶׁר נֶחְקַר בְּשִׁיטָתִיּוּת הֵחֵל מִשְּׁנַת 2001. הָאֲתָר כּוֹלֵל מְעָרָה גְּדוֹלָה שֶׁתִּקְרָתָהּ קָרְסָה בְּכַמָּה שְׁלַבִּים בֶּעָבָר, וְכַיּוֹם נִרְאֵית כְּמַחֲסֶה-סֶלַע (אַנ'). בָּאֲתָר נֶחְשְׂפוּ שְׁכָבוֹת אַרְכֵאוֹלוֹגִיּוֹת מִסּוֹף הַתְּקוּפָה הַפָּלֵאוֹלִיתִית הַתַּחְתּוֹנָה (הַתַּרְבּוּת הֵאָשְׁלוּ-יַבְּרוּדִית) וּמִתְּחִלַּת הַתְּקוּפָה הַפָּלֵאוֹלִיתִית הַתִּיכוֹנָה (הַשָּׁלָב הַקָּדוּם שֶׁל הַתַּרְבּוּת הַמּוֹסְטָרִית)[1]. הַמִּמְצָא הָאַרְכֵאוֹלוֹגִי בַּמְּעָרָה כּוֹלֵל שֶׁפַע כְּלֵי אֶבֶן מְסֻתָּתִים מָצוֹר, עַצְמוֹת בַּעֲלֵי חַיִּים וּשְׂרִידֵי מְדוּרוֹת. מִמְצָא זֶה שׁוֹפֵךְ אוֹר עַל הַטֶּכְנוֹלוֹגְיָה, הַמִּחְיָה וְהַהִתְנַהֲגוּת הָאֱנוֹשִׁית בְּפֶרֶק הַזְּמַן שֶׁבֵּין כִּ-300 אֶלֶף עַד 150 אֶלֶף שָׁנִים לִפְנֵי זְמַנֵּנוּ, שֶׁבּוֹ, לְפִי אַחַת הַהַשְׁעָרוֹת, הִתְפַּתְּחוּ לָרִאשׁוֹנָה בְּנֵי אָדָם מוֹדֶרְנִיִּים מַבְחִינָה אָנָטוֹמִית וְהִתְקַיְּמוּ לְצַד מִינֵי אָדָם אַרְכָאִיִּים[2]. בִּמְעָרָה הִתְגַּלְּתָה לֶסֶת עֶלְיוֹנָה בַּת 177 אֶלֶף שָׁנָה לְפָחוֹת, שֶׁזֹּהֲתָה כְּשַׁיֶּכֶת לְאָדָם מוֹדֶרְנִי<text:s/></text:span><text:span text:style-name="T64">–</text:span><text:span text:style-name="T65"><text:s/>הַקָּדוּם בָּעוֹלָם מִחוּץ לְאַפְרִיקָה[3].</text:span></text:p>
      <text:p text:style-name="P66"><text:span text:style-name="T67">תֹּכֶן עִנְיָנִים</text:span></text:p>
      <text:p text:style-name="P68"><text:span text:style-name="T69">הַמְּעָרָה נִמְצֵאת בַּמָּצוֹק מְגָדִים, הַמָּצוֹק הַמַּעֲרָבִי שֶׁל הַכַּרְמֶל, כִּ-500 מֶטֶר דְּרוֹמִית לְמוֹצָא נַחַל סְפוּנִים אֶל מִישׁוֹר הַחוֹף, בְּרוֹם שֶׁל כְּ-90 מֶטְרִים מֵעַל פְּנֵי הַיָּם, בִּנְקֻדָּה שֶׁבָּהּ הַמִּדְרוֹן הוֹפֵךְ לִמְצוּק אֲנָכִי. מְעָרַת מִיסֶלְיָה נִמְצֵאת כְּ-12 ק"מ דְּרוֹמִית לְחֵיפָה וּכְ-7 ק"מ צְפוֹנִית לָאֲתָרִים הַפְּרֵהִיסְטוֹרִיִּים בְּנַחַל מְעָרוֹת<text:s/></text:span><text:span text:style-name="T70">–</text:span><text:span text:style-name="T71"><text:s/>מְעָרַת תַּנּוּר, מְעָרַת גָּמָל, מְעָרַת הַנַּחַל וּמְעָרַת הַגְּדִי. בִּשְׁנֵי הָאֲתָרִים הָרִאשׁוֹנִים קַיָּמוֹת שְׁכָבוֹת הַמַּקְבִּילוֹת תַּרְבּוּתִית וּכְרוֹנוֹלוֹגִית לִמְעָרַת מִיסֶלְיָה.</text:span></text:p>
      <text:p text:style-name="P72"><text:span text:style-name="T73">הַמְּעָרָה נִמְצֵאת כַּיּוֹם בְּאֵזוֹר בַּעַל אַקְלִים יָם תִּיכוֹנִי. שְׂרִידֵי בַּעֲלֵי חַיִּים וּצְמָחִים שֶׁהֻרְבְּדוּ בָּאֲתָר[4] מְעִידִים שֶׁסְּבִיבַת הַכַּרְמֶל וּמִישׁוֹר הַחוֹף בִּתְקוּפוֹת שֶׁבָּהֶן הָאֲתָר הָיָה מְיֻשָּׁב, הָיְתָה מֻרְכֶּבֶת מִפְּסֵיפַס יָם-תִּיכוֹנִי אָפְיָנִי שֶׁל חֹרֶשׁ וּשְׁטָחִים פְּתוּחִים. עַצְמוֹת מְכַרְסְמִים רַבּוֹת שֶׁנִּמְצְאוּ בַּשְּׁכָבוֹת הָאַרְכֵאוֹלוֹגִיּוֹת הִגִּיעוּ לְשָׁם כִּשְׂרִידֵי צְנֵפוֹת שֶׁל דּוֹרְסֵי לַיְלָה וּמְהַוִּים סַמָּן שֶׁל הַסְּבִיבָה הַקְּדוּמָה. בֵּין הַסּוּגִים שֶׁזֹּהוּ מְרֻבֶּה בִּמְיֻחָד נַבְרַן הַשָּׂדוֹת וּלְאַחֲרָיו יַעֲרוּן, מֶרְיוֹן וְעַכְבָּר. כְּמוֹ כֵן מוֹפִיעִים סוּגִים שֶׁאֵינָם קַיָּמִים כַּיּוֹם בָּאֵזוֹר, בָּהֶם בּוֹלֵט נַבְרַן הָעַרְבוּת (אַנ') (</text:span><text:span text:style-name="T74">Ellobius</text:span><text:span text:style-name="T75">) שֶׁנִּכְחָד מִיִּשְׂרָאֵל בְּאֶמְצַע הַתְּקוּפָה הַפָּלֵאוֹלִיתִית הַתִּיכוֹנָה[5]. תּוֹשָׁבֵי מְעָרַת מִיסֶלְיָה נֶהֱנוּ מִגִּישָׁה נוֹחָה לְבָמַת הָהָר הַמְּיֹעֶרֶת, וּבְנוֹסָף יָכְלוּ לְנַצֵּל אֶת מִישׁוֹר הַחוֹף, שֶׁרָחְבּוֹ הִשְׁתַּנָּה מִסְפַּר פְּעָמִים בְּמֶשֶׁךְ זְמַן הַיִּשּׁוּב בִּמְעָרָה, בְּהֶתְאֵם לְמַחֲזוֹר תְּקוּפוֹת הַקֶּרַח וְהַתְּקוּפוֹת הַבֵּין-קַרְחוֹנִיּוֹת שֶׁהִשְׁפִּיעַ עַל גֹּבַהּ פְּנֵי הַיָּם. מִפְלַס הַיָּם הָיָה דּוֹמֶה לְמִפְלָסוֹ כַּיּוֹם אוֹ נָמוּךְ בְּכַמָּה עֶשְׂרוֹת מֶטְרִים, וּבְהֶתְאֵם לְכָךְ רָחְבּוֹ שֶׁל מִישׁוֹר חוֹף הַכַּרְמֶל מֵהַמָּצוֹק וְעַד קַו הַיָּם נָע בֵּין כְּקִילוֹמֶטֶר וָחֵצִי, כְּרָחְבּוֹ הַיּוֹם, לְהִתְרַחֲבוּת שֶׁל מִסְפַּר קִילוֹמֶטְרִים נוֹסָפִים מַעֲרָבָה[6][7].</text:span></text:p>
      <text:p text:style-name="P76"><text:span text:style-name="T77">תּוֹלְדוֹת הַמֶּחְקָר</text:span></text:p>
      <text:p text:style-name="P78"><text:span text:style-name="T79">פְּרוֹפ' מִינָה עֶבְרוֹן בְּמַהֲלַךְ חֲפִירוֹת בִּמְעָרַת מִיסֶלְיָה בְּ-2002</text:span></text:p>
      <text:p text:style-name="P80"><text:span text:style-name="T81">פרפ' יִשְׂרָאֵל הֶרְשְׁקוֹבִיץ</text:span></text:p>
      <text:p text:style-name="P82"><text:span text:style-name="T83">הָאֲתָר הִתְגַּלָּה בִּשְׁנַת 1925 עַל יְדֵי פְרִיץ בְּרוֹצָן (גָּר'), וְנִסְקַר מֵאָז מִסְפַּר פְּעָמִים עַל יְדֵי אַבְרָהָם רוֹנֵן, יַעֲקֹב עוֹלָמִי, מִינָה עֶבְרוֹן וְדָנִיאֵל קָאוּפְמָן[8]. בַּסְּקָרִים נִלְקְטוּ כְּלֵי צוּר מוֹסְטָרִיִּים וְאֶשְׁלַו-יִבְרוֹדִיִּים וְכֵן עֲצָמוֹת בַּעֲלֵי-פְּרָסוֹת. חֵלֶק מֵהַמִּמְצָאִים הָיוּ מְלֻכָּדִים בְּתוֹךְ גּוּשֵׁי בַּרְקַצְיָה (אַדְמַת מְעָרוֹת שֶׁהִתְקַשְּׁתָה). בְּדִיקָה גֵּאוֹפִיזִית הִצְבִּיעָה עַל קִיּוּם שִׁכְבָה אַרְכֵאוֹלוֹגִית בְּעֹבִי נִכָּר בָּאֲתָר[9]. בְּעִקְבוֹת תּוֹצְאוֹת הַסֶּקֶר הַגֵּאוֹפִיזִי, וּלְאוֹר כַּמּוּת הַמִּמְצָאִים הַגְּדוֹלָה שֶׁנִּלְקְטָה בַּסְּקָרִים, בִּכְלַל זֶה מִמְצָאִים מִשְּׁתֵּי תַּרְבּוּיוֹת וַעֲצָמוֹת בְּמַצַּב שִׁמּוּר טוֹב, הֵחֵל צֶוֶת רַב-תְּחוּמֵי בְּרָאשׁוּת מִינָה עֶבְרוֹן וְיִשְׂרָאֵל הֶרְשְׁקוֹבִיץ לַחְפֹּר בָּאֲתָר בְּשִׁיטָתִיּוּת. הַחֲפִירָה הִתְבַּצְּעָה בַּשָּׁנִים 2001</text:span><text:span text:style-name="T84">–</text:span><text:span text:style-name="T85">2010 מִטַּעַם הַמָּכוֹן לְאַרְכֵאוֹלוֹגְיָה ע"ש זַיְנְמָן בְּאוּנִיבֶרְסִיטַת חֵיפָה, וּבְמִמּוּן קֶרֶן דָּן דָּוִד וְקַרְנוֹת מֶחְקָר נוֹסָפוֹת.</text:span></text:p>
      <text:p text:style-name="P86"><text:span text:style-name="T87">תְּקוּפוֹת וְתַרְבּוּיוֹת</text:span></text:p>
      <text:p text:style-name="P88"><text:span text:style-name="T89">מַבָּט עַל שְׁלוֹשׁ הַמַּדְרֵגוֹת שֶׁל מְעָרַת מִיסֶלְיָה. בַּמַּדְרֵגָה הָעֶלְיוֹנָה נִרְאִים כְּלִי צוּר מוֹסְטָרִיִּים, וּבַמַּדְרֵגָה הַתַּחְתּוֹנָה - כְּלִי צוּר אֶשְׁלַו-יברודיים.</text:span></text:p>
      <text:p text:style-name="P90"/>
      <text:p text:style-name="P91"><text:span text:style-name="T92">הַמְּעָרָה הַהֲרוּסָה מֻרְכֶּבֶת מִשְּׁלוֹשׁ "מַדְרֵגוֹת" (טֵרָסוֹת טִבְעִיּוֹת)<text:s/></text:span><text:span text:style-name="T93">–</text:span><text:span text:style-name="T94"><text:s/>עֶלְיוֹנָה, תִּיכוֹנָה וְתַחְתּוֹנָה. כַּיּוֹם רַק חֶצְיָהּ הַמִּזְרָחִי שֶׁל הַמַּדְרֵגָה הָעֶלְיוֹנָה מְקוֹרָהּ. תִּקְרַת הַמְּעָרָה קָרְסָה בִּזְמַנִּים קְדוּמִים בְּשׁוּרָה שֶׁל הִתְמוֹטְטוּיוֹת; כְּכָל הַנִּרְאֶה הָאֵזוֹר הַמַּעֲרָבִי יוֹתֵר (מֵעַל הַמַּדְרֵגָה הַתַּחְתּוֹנָה) קָרַס וְנֶחְשַׂף רִאשׁוֹן, וְהַהִתְמוֹטְטוּת הַמַּסִּיבִית הַמְּאֻחֶרֶת בְּיוֹתֵר קָדְמָה לָרֹב הַיִּשּׁוּב בַּמַּדְרֵגָה הָעֶלְיוֹנָה. שְׁלוֹשׁ הַמַּדְרֵגוֹת מְכֻסּוֹת בְּשִׁכְבַת בַּרְקַצְיָה עָבָה (2</text:span><text:span text:style-name="T95">–</text:span><text:span text:style-name="T96">4 מֶטְרִים) הַנּוֹשֵׂאת מִמְצָאִים פְּרֵהִיסְטוֹרִיִּים. בְּמֶרְכַּז הַמַּדְרֵגָה הָעֶלְיוֹנָה קַיָּם אֵזוֹר שֶׁל אֲדָמָה "רַכָּה". הַשֶּׁטַח הַ"רַךְ" הוּא מוֹקֵד הַחֲפִירָה, וְנֶחְפַּר בּוֹ שֶׁטַח שֶׁל כְּ-20 מ"ר לְעֹמֶק מְרַבִּי שֶׁל כִּשְׁנֵי מֶטְרִים. חֲתָכֵי בְּדִיקָה נוֹסָפִים נֶחְפְּרוּ בְּבַרְקַצְיָה בְּכָל רַחֲבֵי הָאֶתֶר[1].</text:span></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Hadasim CLM" svg:font-family="Hadasim CLM"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2in" fo:margin-left="0.2in" fo:margin-bottom="0.2in" fo:margin-right="0.2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14T20:39:00Z</meta:creation-date>
    <dc:date>2020-10-16T14:00:00Z</dc:date>
    <meta:print-date>2020-10-16T12:58:00Z</meta:print-date>
    <meta:template xlink:href="Normal.dotm" xlink:type="simple"/>
    <meta:editing-cycles>6</meta:editing-cycles>
    <meta:editing-duration>PT5400S</meta:editing-duration>
    <meta:document-statistic meta:page-count="1" meta:paragraph-count="22" meta:word-count="1674" meta:character-count="11194" meta:row-count="79" meta:non-whitespace-character-count="9542"/>
  </office:meta>
</office:document-meta>
</file>